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2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9.00pt" fo:font-weight="normal" fo:font-family="Calibri" style:font-family-asian="Calibri" style:font-family-complex="Calibri" fo:background-color="transparent" fo:color="#44546a" fo:font-style="italic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9.00pt" fo:font-weight="normal" fo:font-family="Calibri" style:font-family-asian="Calibri" style:font-family-complex="Calibri" fo:background-color="transparent" fo:color="#44546a" fo:font-style="italic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9.00pt" fo:font-weight="normal" fo:font-family="Calibri" style:font-family-asian="Calibri" style:font-family-complex="Calibri" fo:background-color="transparent" fo:color="#44546a" fo:font-style="italic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9.00pt" fo:font-weight="normal" fo:font-family="Calibri" style:font-family-asian="Calibri" style:font-family-complex="Calibri" fo:background-color="transparent" fo:color="#44546a" fo:font-style="italic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563c1"/>
    </style:style>
    <style:style style:name="T5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563c1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8.00pt"/>
    </style:style>
    <style:style style:name="P2" style:family="paragraph">
      <style:paragraph-properties fo:line-height="100.00%" fo:text-align="left" fo:margin-bottom="8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00.00%" fo:text-align="left" fo:margin-bottom="8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00.00%" fo:text-align="left" fo:margin-left="5.40pt" fo:text-indent="-5.40pt">
        <style:tab-stops>
          <style:tab-stop style:position="250.55pt"/>
          <style:tab-stop style:position="26311.80pt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5.40pt" fo:text-indent="-5.40pt">
        <style:tab-stops>
          <style:tab-stop style:position="250.55pt"/>
          <style:tab-stop style:position="26311.80pt"/>
        </style:tab-stops>
      </style:paragraph-properties>
    </style:style>
    <style:style style:name="P9" style:family="paragraph">
      <style:paragraph-properties fo:line-height="100.00%" fo:text-align="left" fo:margin-bottom="8.00pt"/>
    </style:style>
    <style:style style:name="P10" style:family="paragraph">
      <style:paragraph-properties fo:line-height="100.00%" fo:text-align="left" fo:margin-bottom="10.00pt"/>
    </style:style>
    <style:style style:name="P11" style:family="paragraph">
      <style:paragraph-properties fo:line-height="100.00%" fo:text-align="left" fo:margin-bottom="8.00pt"/>
    </style:style>
    <style:style style:name="P12" style:family="paragraph">
      <style:paragraph-properties fo:line-height="100.00%" fo:text-align="left" fo:margin-bottom="10.00pt"/>
    </style:style>
    <style:style style:name="P13" style:family="paragraph">
      <style:paragraph-properties fo:line-height="100.00%" fo:text-align="left" fo:margin-bottom="8.00pt"/>
    </style:style>
    <style:style style:name="TableColumn0100" style:family="table-column">
      <style:table-column-properties style:column-width="3.554861in"/>
    </style:style>
    <style:style style:name="TableColumn0101" style:family="table-column">
      <style:table-column-properties style:column-width="3.587500in"/>
    </style:style>
    <style:style style:name="Table01" style:family="table">
      <style:table-properties style:width="7.142361in" fo:margin-left="0.000000in" style:writing-mode="lr" table:align="left" style:may-break-between-rows="true"/>
    </style:style>
    <style:style style:name="TableRow0100" style:family="table-row">
      <style:table-row-properties style:min-row-height="2.759722in"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rsync</text:span><text:span text:style-name="T2"><text:s/></text:span><text:span text:style-name="T3">(File Synchronisation Tool)</text:span></text:p>
      <text:p text:style-name="P1"><text:span text:style-name="T3">Installation Guide/Walkthrough</text:span></text:p>
      <text:p text:style-name="P1"><text:span text:style-name="T4">This is a guide of the process I have taken to achieve task 4, the connecting of 2 virtual machines to talk on a network using software called SSH. This is not just a straight forward task and there are a couple of steps required to be done before using RSYNC to copy files across which isn’t instantly apparent.</text:span></text:p>
      <text:p text:style-name="P1"><text:span text:style-name="T4">First of all in the terminals we type; sudo apt-get install rsync (ON BOTH VMs)</text:span></text:p>
      <text:p text:style-name="P1"><text:span text:style-name="T4">Now I have my 2 virtual machines set up (Chris and Chris2), the command I use to check the file location of the rsync files which are installed within the version of Ubuntu on the VM’s is<text:s/></text:span><text:span text:style-name="T5">whereis<text:s text:c="2"/>rsync</text:span><text:span text:style-name="T6"><text:s/>shown in the screenshots gives the file location for each VM rsync files. </text:span></text:p>
      <text:p text:style-name="P2"><draw:frame text:anchor-type="as-char" svg:width="152.15mm" svg:height="17.78mm" style:rel-width="scale" style:rel-height="scale"><draw:object-ole xlink:href="OleObj1"/><draw:image xlink:href="ObjectReplacements/OleObj1"/></draw:frame><text:span text:style-name="T8"/></text:p>
      <text:p text:style-name="P3"><text:span text:style-name="T9">Figure<text:s text:c="2"/>and 2 Showing were the rsync files are contained on the terminals.</text:span></text:p>
      <text:p text:style-name="P4"><draw:frame text:anchor-type="as-char" svg:width="121.41mm" svg:height="13.46mm" style:rel-width="scale" style:rel-height="scale"><draw:object-ole xlink:href="OleObj2"/><draw:image xlink:href="ObjectReplacements/OleObj2"/></draw:frame><text:span text:style-name="T11"/></text:p>
      <text:p text:style-name="P5"><text:span text:style-name="T12">Figure 3 shows where we connect the terminals together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7"><draw:frame text:anchor-type="as-char" svg:width="83.04mm" svg:height="67.82mm" style:rel-width="scale" style:rel-height="scale"><draw:object-ole xlink:href="OleObj3"/><draw:image xlink:href="ObjectReplacements/OleObj3"/></draw:frame><text:span text:style-name="T13"/></text:p>
          </table:table-cell>
          <table:table-cell table:style-name="TableCell010001">
            <text:p text:style-name="P7"><draw:frame text:anchor-type="as-char" svg:width="83.80mm" svg:height="65.79mm" style:rel-width="scale" style:rel-height="scale"><draw:object-ole xlink:href="OleObj4"/><draw:image xlink:href="ObjectReplacements/OleObj4"/></draw:frame><text:span text:style-name="T13"/></text:p>
          </table:table-cell>
        </table:table-row>
      </table:table>
      <text:p text:style-name="P9"><text:span text:style-name="T14"/></text:p>
      <text:p text:style-name="P9"><text:span text:style-name="T14">This is done so that we can link the client and server, via an internal network connection, this simulates both machines connected to a network.</text:span></text:p>
      <text:p text:style-name="P9"><text:span text:style-name="T14"/></text:p>
      <text:p text:style-name="P9"><text:span text:style-name="T14"/></text:p>
      <text:p text:style-name="P9"><text:span text:style-name="T14">The next step in the guide is to change the adapter settings on the VM’s. To do this I go to settings, Click on network. I then change the option in the box show in the screenshot to internal network and click OK. </text:span></text:p>
      <text:p text:style-name="P10"><text:span text:style-name="T15">Figure<text:s text:c="2"/>settings to be changed on both terminals shown here.</text:span></text:p>
      <text:p text:style-name="P11"><draw:frame text:anchor-type="as-char" svg:width="77.69mm" svg:height="65.28mm" style:rel-width="scale" style:rel-height="scale"><draw:object-ole xlink:href="OleObj5"/><draw:image xlink:href="ObjectReplacements/OleObj5"/></draw:frame><text:span text:style-name="T17"/></text:p>
      <text:p text:style-name="P11"><text:span text:style-name="T17">This step repeated on both VM’s. If you don’t do this you will not be able to proceed to the next step. I will also have to change the Ipv4 settings on the terminal, I change this to link-local shown in the screenshots. This is also done on both terminals.</text:span></text:p>
      <text:p text:style-name="P11"><text:span text:style-name="T17"/></text:p>
      <text:p text:style-name="P12"><text:span text:style-name="T18">Figure<text:s text:c="2"/>setting up the network by choosing the wired connec</text:span></text:p>
      <text:p text:style-name="P13"><text:span text:style-name="T19">After these first steps, I can then go back to the command line and type the following command<text:s/></text:span><text:span text:style-name="T20">ifconfig</text:span><text:span text:style-name="T21"><text:s/>that display the terminals new IP address shown in the screenshot. As they are using the same adapter I noticed that the IP addresses are quite simi</text:span><text:span text:style-name="T22"/></text:p>
      <text:p text:style-name="P13"><draw:frame text:anchor-type="as-char" svg:width="153.42mm" svg:height="86.61mm" style:rel-width="scale" style:rel-height="scale"><draw:object-ole xlink:href="OleObj6"/><draw:image xlink:href="ObjectReplacements/OleObj6"/></draw:frame><text:span text:style-name="T24"/></text:p>
      <text:p text:style-name="P13"><text:span text:style-name="T24"/></text:p>
      <text:p text:style-name="P13"><text:span text:style-name="T24">FROM REMOTE TO LOCAL</text:span></text:p>
      <text:p text:style-name="P13"><text:span text:style-name="T24"/></text:p>
      <text:p text:style-name="P13"><text:span text:style-name="T24">"Copy from remote to local home directory"</text:span></text:p>
      <text:p text:style-name="P13"><text:span text:style-name="T24"/></text:p>
      <text:p text:style-name="P13"><text:span text:style-name="T24">We use rsync -avz [USERNAME]@[IP_ADDRESS]:/home /home</text:span></text:p>
      <text:p text:style-name="P13"><text:span text:style-name="T24"/></text:p>
      <text:p text:style-name="P13"><text:span text:style-name="T24">FROM LOCAL TO REMOTE</text:span></text:p>
      <text:p text:style-name="P13"><text:span text:style-name="T24"/></text:p>
      <text:p text:style-name="P13"><text:span text:style-name="T24">"Copy from local to remote home directory"</text:span></text:p>
      <text:p text:style-name="P13"><text:span text:style-name="T24"/></text:p>
      <text:p text:style-name="P13"><text:span text:style-name="T24">We use rsync -avz /home [USERNAME]@[IP_ADDRESS]:/home/</text:span></text:p>
      <text:p text:style-name="P13"><text:span text:style-name="T24"/></text:p>
      <text:p text:style-name="P13"><draw:frame text:anchor-type="as-char" svg:width="158.24mm" svg:height="77.98mm" style:rel-width="scale" style:rel-height="scale"><draw:object-ole xlink:href="OleObj7"/><draw:image xlink:href="ObjectReplacements/OleObj7"/></draw:frame><text:span text:style-name="T26"/></text:p>
      <text:p text:style-name="P13"><text:span text:style-name="T26">The ifconfig command is used on both terminals, shown above is Chris 2.</text:span></text:p>
      <text:p text:style-name="P13"><text:span text:style-name="T26"/></text:p>
      <text:p text:style-name="P13"><draw:frame text:anchor-type="as-char" svg:width="151.64mm" svg:height="131.32mm" style:rel-width="scale" style:rel-height="scale"><draw:object-ole xlink:href="OleObj8"/><draw:image xlink:href="ObjectReplacements/OleObj8"/></draw:frame><text:span text:style-name="T28"/></text:p>
      <text:p text:style-name="P13"><text:span text:style-name="T28">Just too double check this connection; I type the ping command to the other terminal so that to check they are able to talk, Shown above.</text:span></text:p>
      <text:p text:style-name="P13"><draw:frame text:anchor-type="as-char" svg:width="141.48mm" svg:height="7.11mm" style:rel-width="scale" style:rel-height="scale"><draw:object-ole xlink:href="OleObj9"/><draw:image xlink:href="ObjectReplacements/OleObj9"/></draw:frame><text:span text:style-name="T30"/></text:p>
      <text:p text:style-name="P13"><text:span text:style-name="T30">After I have used<text:s/></text:span><text:span text:style-name="T31">sudo apt-get update</text:span><text:span text:style-name="T32"><text:s/></text:span><text:span text:style-name="T33">and sudo apt-get install upgrade</text:span><text:span text:style-name="T34">, this is the command shown below, I now use on both machines to continue.</text:span></text:p>
      <text:p text:style-name="P13"><text:span text:style-name="T34">I also use these commands<text:s/></text:span><text:span text:style-name="T35">sudo cp /etc /ssh /sshd_config /e</text:span><text:span text:style-name="T36"/></text:p>
      <text:p text:style-name="P13"><text:span text:style-name="T37">sudo chmod a-w / etc / ssh /sshd_config</text:span></text:p>
      <text:p text:style-name="P13"><text:span text:style-name="T37">nano / etc /ssh /sshd_config</text:span></text:p>
      <text:p text:style-name="P13"><text:span text:style-name="T37">sudo service ssh restart</text:span></text:p>
      <text:p text:style-name="P13"><text:span text:style-name="T37">sudo mkdir ~/.ssh</text:span></text:p>
      <text:p text:style-name="P13"><text:span text:style-name="T37">sudo service ssh restart</text:span></text:p>
      <text:p text:style-name="P13"><text:span text:style-name="T38"/></text:p>
      <text:p text:style-name="P13"><text:span text:style-name="T38">Once I have done this I can set up the ssh keys on both computers for the logging in users</text:span></text:p>
      <text:p text:style-name="P13"><text:span text:style-name="T38">I use the following commands; ssh</text:span><text:span text:style-name="T39">-keygen<text:s/></text:span><text:span text:style-name="T40">–</text:span><text:span text:style-name="T41">t<text:s text:c="2"/>rsa</text:span><text:span text:style-name="T42"><text:s/>and</text:span><text:span text:style-name="T43"><text:s/>ssh<text:s/></text:span><text:span text:style-name="T44">chris2@169.254.1.14</text:span><text:span text:style-name="T45"><text:s/></text:span></text:p>
      <text:p text:style-name="P13"><text:span text:style-name="T46">This copies Chris 2 to Chris shown below.</text:span></text:p>
      <text:p text:style-name="P13"><text:span text:style-name="T46"/></text:p>
      <text:p text:style-name="P13"><draw:frame text:anchor-type="as-char" svg:width="158.24mm" svg:height="101.60mm" style:rel-width="scale" style:rel-height="scale"><draw:object-ole xlink:href="OleObj10"/><draw:image xlink:href="ObjectReplacements/OleObj10"/></draw:frame><text:span text:style-name="T48"/></text:p>
      <text:p text:style-name="P13"><text:span text:style-name="T48"/></text:p>
      <text:p text:style-name="P13"><draw:frame text:anchor-type="as-char" svg:width="158.24mm" svg:height="101.60mm" style:rel-width="scale" style:rel-height="scale"><draw:object-ole xlink:href="OleObj11"/><draw:image xlink:href="ObjectReplacements/OleObj11"/></draw:frame><text:span text:style-name="T50"/></text:p>
      <text:p text:style-name="P13"><text:span text:style-name="T50"/></text:p>
      <text:p text:style-name="P13"><text:span text:style-name="T50"/></text:p>
      <text:p text:style-name="P13"><text:span text:style-name="T50"/></text:p>
      <text:p text:style-name="P13"><text:span text:style-name="T50"/></text:p>
      <text:p text:style-name="P13"><text:span text:style-name="T50"/></text:p>
      <text:p text:style-name="P13"><text:span text:style-name="T50"/></text:p>
      <text:p text:style-name="P13"><text:span text:style-name="T50"/></text:p>
      <text:p text:style-name="P13"><text:span text:style-name="T50"/></text:p>
      <text:p text:style-name="P13"><text:span text:style-name="T50"/></text:p>
      <text:p text:style-name="P13"><text:span text:style-name="T50"/></text:p>
      <text:p text:style-name="P13"><text:span text:style-name="T50"/></text:p>
      <text:p text:style-name="P13"><text:span text:style-name="T50"/></text:p>
      <text:p text:style-name="P13"><text:span text:style-name="T50"/></text:p>
      <text:p text:style-name="P13"><text:span text:style-name="T50"/></text:p>
      <text:p text:style-name="P13"><text:span text:style-name="T50"/></text:p>
      <text:p text:style-name="P13"><text:span text:style-name="T50"/></text:p>
      <text:p text:style-name="P13"><text:span text:style-name="T50"/></text:p>
      <text:p text:style-name="P13"><text:span text:style-name="T50"/></text:p>
      <text:p text:style-name="P13"><text:span text:style-name="T50">Biliography;</text:span></text:p>
      <text:p text:style-name="P13"><text:span text:style-name="T50"/></text:p>
      <text:p text:style-name="P13"><text:a xlink:href="https://ubuntuforums.org/showthread.php?t=2375048"><text:span text:style-name="T51">https://ubuntuforums.org/showthread.php?t=2375048</text:span></text:a><text:span text:style-name="T52"/></text:p>
      <text:p text:style-name="P13"><text:a xlink:href="http://www.makeacheasier.com/"><text:span text:style-name="T54">www.makeacheasier.com</text:span></text:a><text:span text:style-name="T55"/></text:p>
      <text:p text:style-name="P13"><text:span text:style-name="T5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